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3270 Nerd Font" svg:font-family="'3270 Nerd Font'" style:font-pitch="fixed"/>
    <style:font-face style:name="DejaVu Sans" svg:font-family="'DejaVu Sans'" style:font-family-generic="system" style:font-pitch="variable"/>
    <style:font-face style:name="Hack Nerd Font Mono" svg:font-family="'Hack Nerd Font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0.35cm" fo:min-width="2.8cm" style:writing-mode="lr-tb" loext:decorative="false"/>
      <style:paragraph-properties style:writing-mode="lr-tb"/>
    </style:style>
    <style:style style:name="gr4" style:family="graphic" style:parent-style-name="objectwithoutfill">
      <style:graphic-properties draw:stroke="solid" svg:stroke-width="0.212cm" svg:stroke-color="#ff5429" draw:marker-start-width="0.517cm" draw:marker-end="" draw:marker-end-width="0.617cm" svg:stroke-opacity="80%" svg:stroke-linecap="round" draw:fill="none" draw:textarea-vertical-align="middle" fo:padding-top="0.23cm" fo:padding-bottom="0.23cm" fo:padding-left="0.205cm" fo:padding-right="0.205cm" loext:decorative="false"/>
    </style:style>
    <style:style style:name="gr5" style:family="graphic" style:parent-style-name="standard">
      <style:graphic-properties draw:stroke="none" svg:stroke-color="#f10d0c" draw:fill="none" fo:min-height="0.865cm" loext:decorative="false"/>
      <style:paragraph-properties style:writing-mode="lr-tb"/>
    </style:style>
    <style:style style:name="gr6" style:family="graphic" style:parent-style-name="objectwithoutfill">
      <style:graphic-properties svg:stroke-width="0.212cm" svg:stroke-color="#069a2e" draw:marker-start-width="0.518cm" draw:marker-end-width="0.518cm" svg:stroke-opacity="80%" draw:stroke-linejoin="round" svg:stroke-linecap="round" draw:fill="none" draw:textarea-vertical-align="middle" fo:padding-top="0.231cm" fo:padding-bottom="0.231cm" fo:padding-left="0.206cm" fo:padding-right="0.206cm" loext:decorative="false"/>
    </style:style>
    <style:style style:name="gr7" style:family="graphic" style:parent-style-name="standard">
      <style:graphic-properties draw:stroke="none" svg:stroke-color="#f10d0c" draw:fill="none" fo:min-height="0.725cm" loext:decorative="false"/>
      <style:paragraph-properties style:writing-mode="lr-tb"/>
    </style:style>
    <style:style style:name="gr8" style:family="graphic" style:parent-style-name="objectwithoutfill">
      <style:graphic-properties svg:stroke-width="0.212cm" svg:stroke-color="#729fcf" draw:marker-start-width="0.518cm" draw:marker-end-width="0.518cm" svg:stroke-opacity="80%" svg:stroke-linecap="round" draw:fill="none" draw:textarea-vertical-align="middle" fo:padding-top="0.231cm" fo:padding-bottom="0.231cm" fo:padding-left="0.206cm" fo:padding-right="0.206cm" loext:decorative="false"/>
    </style:style>
    <style:style style:name="gr9" style:family="graphic" style:parent-style-name="objectwithoutfill">
      <style:graphic-properties draw:stroke="solid" svg:stroke-width="0.212cm" svg:stroke-color="#f10d0c" draw:marker-start-width="0.517cm" draw:marker-end="" draw:marker-end-width="0.617cm" svg:stroke-opacity="80%" svg:stroke-linecap="round" draw:fill="none" draw:textarea-vertical-align="middle" fo:padding-top="0.23cm" fo:padding-bottom="0.23cm" fo:padding-left="0.205cm" fo:padding-right="0.205cm" loext:decorative="false"/>
    </style:style>
    <style:style style:name="gr10" style:family="graphic" style:parent-style-name="standard">
      <style:graphic-properties draw:stroke="none" svg:stroke-color="#f10d0c" draw:fill="none" fo:min-height="0.577cm" loext:decorative="false"/>
      <style:paragraph-properties style:writing-mode="lr-tb"/>
    </style:style>
    <style:style style:name="P1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14pt" style:font-size-asian="14pt" style:font-size-complex="14pt"/>
    </style:style>
    <style:style style:name="P2" style:family="paragraph">
      <style:paragraph-properties fo:text-align="center"/>
      <style:text-properties fo:color="#111111" loext:opacity="100%" style:font-name="Hack Nerd Font Mono" fo:font-size="10pt" style:font-size-asian="12pt" style:font-size-complex="12pt"/>
    </style:style>
    <style:style style:name="P3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10pt" style:font-size-asian="12pt" style:font-size-complex="12pt"/>
    </style:style>
    <style:style style:name="P4" style:family="paragraph">
      <loext:graphic-properties draw:fill="none"/>
      <style:text-properties fo:color="#ff860d" loext:opacity="100%" fo:background-color="transparent"/>
    </style:style>
    <style:style style:name="P5" style:family="paragraph">
      <loext:graphic-properties draw:fill="none"/>
      <style:text-properties fo:color="#ff5429" loext:opacity="100%" fo:background-color="transparent"/>
    </style:style>
    <style:style style:name="P6" style:family="paragraph">
      <loext:graphic-properties draw:fill="none"/>
    </style:style>
    <style:style style:name="P7" style:family="paragraph">
      <loext:graphic-properties draw:fill="none"/>
      <style:text-properties fo:color="#127622" loext:opacity="100%" fo:font-size="15pt" fo:background-color="transparent"/>
    </style:style>
    <style:style style:name="P8" style:family="paragraph">
      <loext:graphic-properties draw:fill="none"/>
      <style:text-properties fo:color="#729fcf" loext:opacity="100%" fo:background-color="transparent"/>
    </style:style>
    <style:style style:name="P9" style:family="paragraph">
      <loext:graphic-properties draw:fill="none"/>
      <style:text-properties fo:color="#5eb91e" loext:opacity="100%"/>
    </style:style>
    <style:style style:name="P10" style:family="paragraph">
      <loext:graphic-properties draw:fill="none"/>
      <style:text-properties fo:color="#f10d0c" loext:opacity="100%" fo:font-size="15pt" fo:background-color="transparent"/>
    </style:style>
    <style:style style:name="P11" style:family="paragraph">
      <loext:graphic-properties draw:fill="none"/>
      <style:text-properties fo:color="#729fcf" loext:opacity="100%" fo:font-size="12pt" fo:background-color="transparent" style:font-size-asian="12pt" style:font-size-complex="12pt"/>
    </style:style>
    <style:style style:name="T1" style:family="text">
      <style:text-properties fo:color="#111111" loext:opacity="100%" style:font-name="Hack Nerd Font Mono" fo:font-size="10pt" style:font-size-asian="12pt" style:font-size-complex="12pt"/>
    </style:style>
    <style:style style:name="T2" style:family="text">
      <style:text-properties fo:color="#ff5429" loext:opacity="100%" style:font-name="3270 Nerd Font" fo:font-weight="bold" fo:background-color="transparent"/>
    </style:style>
    <style:style style:name="T3" style:family="text">
      <style:text-properties fo:color="#127622" loext:opacity="100%" style:font-name="3270 Nerd Font" fo:font-size="15pt" fo:font-weight="bold" fo:background-color="transparent"/>
    </style:style>
    <style:style style:name="T4" style:family="text">
      <style:text-properties fo:color="#729fcf" loext:opacity="100%" style:font-name="3270 Nerd Font" fo:font-weight="bold" fo:background-color="transparent"/>
    </style:style>
    <style:style style:name="T5" style:family="text">
      <style:text-properties fo:color="#f10d0c" loext:opacity="100%" style:font-name="3270 Nerd Font" fo:font-size="15pt" fo:font-weight="bold" fo:background-color="transparent"/>
    </style:style>
    <style:style style:name="T6" style:family="text">
      <style:text-properties fo:color="#729fcf" loext:opacity="100%" style:font-name="3270 Nerd Font" fo:font-size="12pt" fo:font-weight="bold" fo:background-color="transparen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custom-shape draw:style-name="gr2" draw:text-style-name="P1" draw:layer="layout" svg:width="1.2cm" svg:height="1.2cm" svg:x="6.25cm" svg:y="21.8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6.25cm" svg:y="23.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975cm" svg:y="21.3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975cm" svg:y="22.6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975cm" svg:y="23.9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.7cm" svg:y="2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.7cm" svg:y="22.2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.7cm" svg:y="23.5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2.425cm" svg:y="21.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2.425cm" svg:y="22.5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2.425cm" svg:y="23.8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15cm" svg:y="22.1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15cm" svg:y="23.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15cm" svg:y="24.6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75cm" svg:y="22.1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75cm" svg:y="23.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5.475cm" svg:y="21.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5.475cm" svg:y="22.5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5.475cm" svg:y="23.8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2cm" svg:y="2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2cm" svg:y="22.2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2cm" svg:y="23.5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925cm" svg:y="21.3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925cm" svg:y="22.6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925cm" svg:y="23.9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65cm" svg:y="21.8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65cm" svg:y="23.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75cm" svg:y="24.6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275cm" svg:y="25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6.55cm" svg:y="25.4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7.825cm" svg:y="25.3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075cm" svg:y="25.3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35cm" svg:y="25.4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625cm" svg:y="25.5cm">
            <text:p/>
            <draw:enhanced-geometry svg:viewBox="0 0 21600 21600" draw:mirror-horizontal="true" draw:type="rectangle" draw:enhanced-path="M 0 0 L 21600 0 21600 21600 0 21600 0 0 Z N"/>
          </draw:custom-shape>
        </draw:g>
        <draw:g draw:style-name="gr1">
          <draw:custom-shape draw:style-name="gr2" draw:text-style-name="P1" draw:layer="layout" svg:width="1.2cm" svg:height="1.2cm" svg:x="6.25cm" svg:y="15.2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6.25cm" svg:y="16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975cm" svg:y="14.7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975cm" svg:y="16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975cm" svg:y="17.3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.7cm" svg:y="14.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.7cm" svg:y="15.6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.7cm" svg:y="16.9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2.425cm" svg:y="14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2.425cm" svg:y="15.9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2.425cm" svg:y="17.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15cm" svg:y="15.5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15cm" svg:y="16.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15cm" svg:y="18.0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75cm" svg:y="15.5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75cm" svg:y="16.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5.475cm" svg:y="14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5.475cm" svg:y="15.9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5.475cm" svg:y="17.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2cm" svg:y="14.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2cm" svg:y="15.6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2cm" svg:y="16.9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925cm" svg:y="14.7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925cm" svg:y="16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925cm" svg:y="17.3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65cm" svg:y="15.2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65cm" svg:y="16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75cm" svg:y="18.0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275cm" svg:y="18.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6.55cm" svg:y="18.8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7.825cm" svg:y="18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075cm" svg:y="18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35cm" svg:y="18.8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625cm" svg:y="18.9cm">
            <text:p/>
            <draw:enhanced-geometry svg:viewBox="0 0 21600 21600" draw:mirror-horizontal="true" draw:type="rectangle" draw:enhanced-path="M 0 0 L 21600 0 21600 21600 0 21600 0 0 Z N"/>
          </draw:custom-shape>
        </draw:g>
        <draw:g draw:style-name="gr1">
          <draw:custom-shape draw:style-name="gr2" draw:text-style-name="P1" draw:layer="layout" svg:width="1.2cm" svg:height="1.2cm" svg:x="6.25cm" svg:y="8.6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6.25cm" svg:y="9.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975cm" svg:y="8.1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975cm" svg:y="9.4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975cm" svg:y="10.7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.7cm" svg:y="7.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.7cm" svg:y="9.0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.7cm" svg:y="10.3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2.425cm" svg:y="8.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2.425cm" svg:y="9.3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2.425cm" svg:y="10.6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15cm" svg:y="8.9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15cm" svg:y="10.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15cm" svg:y="11.4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75cm" svg:y="8.9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75cm" svg:y="10.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5.475cm" svg:y="8.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5.475cm" svg:y="9.3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5.475cm" svg:y="10.6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2cm" svg:y="7.8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2cm" svg:y="9.0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2cm" svg:y="10.3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925cm" svg:y="8.1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925cm" svg:y="9.4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925cm" svg:y="10.7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65cm" svg:y="8.6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65cm" svg:y="9.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75cm" svg:y="11.4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275cm" svg:y="12.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6.55cm" svg:y="12.2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7.825cm" svg:y="12.1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075cm" svg:y="12.1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35cm" svg:y="12.2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625cm" svg:y="12.3cm">
            <text:p/>
            <draw:enhanced-geometry svg:viewBox="0 0 21600 21600" draw:mirror-horizontal="true" draw:type="rectangle" draw:enhanced-path="M 0 0 L 21600 0 21600 21600 0 21600 0 0 Z N"/>
          </draw:custom-shape>
        </draw:g>
        <draw:g draw:style-name="gr1">
          <draw:custom-shape draw:style-name="gr2" draw:text-style-name="P1" draw:layer="layout" svg:width="1.2cm" svg:height="1.2cm" svg:x="6.25cm" svg:y="2.0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6.25cm" svg:y="3.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975cm" svg:y="1.5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975cm" svg:y="2.8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4.975cm" svg:y="4.1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.7cm" svg:y="1.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.7cm" svg:y="2.4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.7cm" svg:y="3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2.425cm" svg:y="1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2.425cm" svg:y="2.7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2.425cm" svg:y="4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15cm" svg:y="2.3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15cm" svg:y="3.6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15cm" svg:y="4.8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75cm" svg:y="2.3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75cm" svg:y="3.6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5.475cm" svg:y="1.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5.475cm" svg:y="2.7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5.475cm" svg:y="4.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2cm" svg:y="1.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2cm" svg:y="2.4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2cm" svg:y="3.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925cm" svg:y="1.5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925cm" svg:y="2.8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925cm" svg:y="4.1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65cm" svg:y="2.0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65cm" svg:y="3.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75cm" svg:y="4.87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275cm" svg:y="5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6.55cm" svg:y="5.6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7.825cm" svg:y="5.5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0.075cm" svg:y="5.5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35cm" svg:y="5.62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2.625cm" svg:y="5.7cm">
            <text:p/>
            <draw:enhanced-geometry svg:viewBox="0 0 21600 21600" draw:mirror-horizontal="true" draw:type="rectangle" draw:enhanced-path="M 0 0 L 21600 0 21600 21600 0 21600 0 0 Z N"/>
          </draw:custom-shape>
        </draw:g>
        <draw:custom-shape draw:style-name="gr3" draw:text-style-name="P3" draw:layer="layout" svg:width="3.3cm" svg:height="0.6cm" svg:x="0.7cm" svg:y="0cm">
          <text:p text:style-name="P2"><text:span text:style-name="T1">Combos</text:span></text:p>
          <draw:enhanced-geometry svg:viewBox="0 0 21600 21600" draw:mirror-horizontal="true" draw:type="rectangle" draw:enhanced-path="M 0 0 L 21600 0 21600 21600 0 21600 0 0 Z N"/>
        </draw:custom-shape>
        <draw:line draw:style-name="gr4" draw:text-style-name="P4" draw:layer="layout" svg:x1="7.05cm" svg:y1="10.399cm" svg:x2="7.05cm" svg:y2="8.899cm">
          <text:p/>
        </draw:line>
        <draw:line draw:style-name="gr4" draw:text-style-name="P4" draw:layer="layout" svg:x1="12.13cm" svg:y1="10.399cm" svg:x2="12.13cm" svg:y2="8.899cm">
          <text:p/>
        </draw:line>
        <draw:line draw:style-name="gr4" draw:text-style-name="P4" draw:layer="layout" svg:x1="12.13cm" svg:y1="8.899cm" svg:x2="7.05cm" svg:y2="8.899cm">
          <text:p/>
        </draw:line>
        <draw:frame draw:style-name="gr5" draw:text-style-name="P5" draw:layer="layout" svg:width="2.223cm" svg:height="1.115cm" svg:x="8.452cm" svg:y="7.974cm">
          <draw:text-box>
            <text:p><text:span text:style-name="T2">Boot</text:span></text:p>
          </draw:text-box>
        </draw:frame>
        <draw:path draw:style-name="gr6" draw:text-style-name="P6" draw:layer="layout" svg:width="6.426cm" svg:height="2.408cm" draw:transform="skewX (0.321315115292156) rotate (-0.321664181142555) translate (7.30232402498365cm 18.2970265204996cm)" svg:viewBox="0 0 6427 2409" svg:d="M0 2409c4016 0 6427-2409 6427-2409">
          <text:p/>
        </draw:path>
        <draw:frame draw:style-name="gr7" draw:text-style-name="P7" draw:layer="layout" svg:width="2.858cm" svg:height="0.975cm" svg:x="8.002cm" svg:y="21.052cm">
          <draw:text-box>
            <text:p><text:span text:style-name="T3">Adjust</text:span></text:p>
          </draw:text-box>
        </draw:frame>
        <draw:frame draw:style-name="gr5" draw:text-style-name="P8" draw:layer="layout" svg:width="1.27cm" svg:height="1.115cm" svg:x="3.657cm" svg:y="3.6cm">
          <draw:text-box>
            <text:p><text:span text:style-name="T4">QU</text:span></text:p>
          </draw:text-box>
        </draw:frame>
        <draw:path draw:style-name="gr8" draw:text-style-name="P6" draw:layer="layout" svg:width="3.144cm" svg:height="0.913cm" draw:transform="skewX (0.617846555205993) rotate (-0.147305788868322) translate (4.70999976658992cm 4.7150002430396cm)" svg:viewBox="0 0 3145 914" svg:d="M0 0c2595-1 3145 914 3145 914">
          <text:p/>
        </draw:path>
        <draw:line draw:style-name="gr9" draw:text-style-name="P9" draw:layer="layout" svg:x1="11.868cm" svg:y1="13.087cm" svg:x2="13.4cm" svg:y2="13.087cm">
          <text:p/>
        </draw:line>
        <draw:frame draw:style-name="gr7" draw:text-style-name="P10" draw:layer="layout" svg:width="2.858cm" svg:height="0.975cm" svg:x="11.077cm" svg:y="13.305cm">
          <draw:text-box>
            <text:p><text:span text:style-name="T5">FN</text:span></text:p>
          </draw:text-box>
        </draw:frame>
        <draw:path draw:style-name="gr8" draw:text-style-name="P6" draw:layer="layout" svg:width="3.49cm" svg:height="1.819cm" draw:transform="skewX (-0.215722695546499) rotate (0.254469004940773) translate (11.2916974795711cm 4.3237229336742cm)" svg:viewBox="0 0 3491 1820" svg:d="M3491 0c-2880 0-3491 1820-3491 1820">
          <text:p/>
        </draw:path>
        <draw:frame draw:style-name="gr10" draw:text-style-name="P11" draw:layer="layout" svg:width="2.222cm" svg:height="0.827cm" svg:x="13.717cm" svg:y="2.47cm">
          <draw:text-box>
            <text:p><text:span text:style-name="T6">TION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3270 Nerd Font" svg:font-family="'3270 Nerd Font'" style:font-pitch="fixed"/>
    <style:font-face style:name="DejaVu Sans" svg:font-family="'DejaVu Sans'" style:font-family-generic="system" style:font-pitch="variable"/>
    <style:font-face style:name="Hack Nerd Font Mono" svg:font-family="'Hack Nerd Font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1cm" fo:padding-right="0.1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9.05cm" fo:page-height="28.29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3T21:50:17.290941292</meta:creation-date>
    <dc:date>2024-10-24T18:07:49.858950117</dc:date>
    <meta:editing-duration>P2DT8H33M47S</meta:editing-duration>
    <meta:editing-cycles>227</meta:editing-cycles>
    <meta:generator>LibreOffice/24.2.6.2$Linux_X86_64 LibreOffice_project/420$Build-2</meta:generator>
    <meta:document-statistic meta:object-count="153"/>
  </office:meta>
</office:document-meta>
</file>